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c2952"/>
    </style:style>
    <style:style style:name="P2" style:family="paragraph" style:parent-style-name="Text_20_body">
      <style:text-properties officeooo:rsid="000c2952" officeooo:paragraph-rsid="000c2952"/>
    </style:style>
    <style:style style:name="P3" style:family="paragraph" style:parent-style-name="Text_20_body">
      <style:text-properties officeooo:rsid="000c2952" officeooo:paragraph-rsid="001bf4ac"/>
    </style:style>
    <style:style style:name="P4" style:family="paragraph" style:parent-style-name="Text_20_body">
      <style:text-properties officeooo:rsid="000e3174" officeooo:paragraph-rsid="000e3174"/>
    </style:style>
    <style:style style:name="P5" style:family="paragraph" style:parent-style-name="Text_20_body">
      <style:text-properties officeooo:paragraph-rsid="000f8011"/>
    </style:style>
    <style:style style:name="P6" style:family="paragraph" style:parent-style-name="Text_20_body">
      <style:text-properties officeooo:rsid="001165b7" officeooo:paragraph-rsid="001165b7"/>
    </style:style>
    <style:style style:name="P7" style:family="paragraph" style:parent-style-name="Text_20_body">
      <style:text-properties officeooo:rsid="001bf4ac" officeooo:paragraph-rsid="001bf4ac"/>
    </style:style>
    <style:style style:name="P8" style:family="paragraph" style:parent-style-name="Text_20_body">
      <style:text-properties officeooo:rsid="000c2952" officeooo:paragraph-rsid="000c2952"/>
    </style:style>
    <style:style style:name="P9" style:family="paragraph" style:parent-style-name="Text_20_body">
      <style:text-properties officeooo:rsid="001165b7" officeooo:paragraph-rsid="001165b7"/>
    </style:style>
    <style:style style:name="T1" style:family="text">
      <style:text-properties officeooo:rsid="000c2952"/>
    </style:style>
    <style:style style:name="T2" style:family="text">
      <style:text-properties fo:background-color="transparent" loext:char-shading-value="0"/>
    </style:style>
    <style:style style:name="T3" style:family="text">
      <style:text-properties officeooo:rsid="000d6dae" fo:background-color="transparent" loext:char-shading-value="0"/>
    </style:style>
    <style:style style:name="T4" style:family="text">
      <style:text-properties officeooo:rsid="000e4647" fo:background-color="transparent" loext:char-shading-value="0"/>
    </style:style>
    <style:style style:name="T5" style:family="text">
      <style:text-properties officeooo:rsid="001165b7" fo:background-color="transparent" loext:char-shading-value="0"/>
    </style:style>
    <style:style style:name="T6" style:family="text">
      <style:text-properties officeooo:rsid="000e4647"/>
    </style:style>
    <style:style style:name="T7" style:family="text">
      <style:text-properties officeooo:rsid="001165b7"/>
    </style:style>
    <style:style style:name="T8" style:family="text">
      <style:text-properties officeooo:rsid="0012e39a"/>
    </style:style>
    <style:style style:name="T9" style:family="text">
      <style:text-properties officeooo:rsid="0013c455"/>
    </style:style>
    <style:style style:name="T10" style:family="text">
      <style:text-properties officeooo:rsid="001627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AZA</text:p>
      <text:p text:style-name="P3">Francesca Borri</text:p>
      <text:p text:style-name="P1"><text:a xlink:type="simple" xlink:href="https://www.facebook.com/syriandust/posts/1761715067204982"><text:span text:style-name="T1">https://www.facebook.com/syriandust/posts/1761715067204982</text:span></text:a></text:p>
      <text:p text:style-name="P2">17 mai 2018</text:p>
      <text:p text:style-name="P2">Gaza est en état de siège depuis plus de 10 ans maintenant. Il n'y a même plus d'eau. Il y a seulement de l'eau de mer. Seulement l'eau de mer. V<text:span text:style-name="T2">ous vous sentez </text:span><text:span text:style-name="T3">tout </text:span><text:span text:style-name="T2">collant </text:span><text:span text:style-name="T3">à longueur de </text:span>journée à Gaza. Chaque jour, pendant des années. Et de temps en temps, un F-16 passe et largue ses bombes. Et de temps en temps, <text:span text:style-name="T10">d'un coup</text:span>, la mort vous surprend.</text:p>
      <text:p text:style-name="P2">Nous nous sommes habitués à ces chiffres froids et brutaux à propos de Gaza. Près de 2 millions de palestiniens vivent ici, 80% vivent de l'aide humanitaire, 50% vivent «l'insécurité alimentaire», selon le jargon consacré de l'ONU. 50% ont faim. Et 45% ont moins de 15 ans. A Gaza, vous n'avez l'électricité que 4 heures par jour. Ce qui veut dire que, 20 heures par jour, les hôpitaux n'ont ni ventilateur, ni incubateur. Ni de lumière au-dessus des tables d'opérations. Et pourtant, à Gaza, il y a un mot qui en dit davantage que toutes ces statistiques: Tramadol. C'est un anti-douleur. Et le médicament le plus populaire ici. Tant de jeunes, partout dans le monde, consomment de l’ecstasy, de la cocaïne, du cristal meth pour se sentir planer jusqu'à l'aube. Mais à Gaza, si vous êtes dans la vingtaine, tout ce que vous voulez, c'est vous endormir et tout oublier.</text:p>
      <text:p text:style-name="P4">Chaque deux ou trois jours, une tentative de suicide.</text:p>
      <text:p text:style-name="P4">Au cours des 10 dernières années, Israël a banni l'entrée de crayons, de jouets, d'instruments de musique, de biscuits et de chips. <text:span text:style-name="T6">Il a été estimé que pour rester en vie, un palestinien a besoin quotidiennement de 2279 calories: alors, ils ont prohibés tout le reste. Mais ce siège n'est pas seulement maintenu par Israël. Les frontières palestiniennes avec l'Égypte y concourent aussi: depuis 2014, l'Égypte a fermé ses frontières. Et les quelques fois que celles-ci s'ouvrent, le seul moyen de les traverser, de monter sur les listes d'attente, c'est de payer. Payer un policier. Par ce que le siège, qui dure depuis plus de 10 ans, n'est pas qu'un crime, c'est un business aussi. Pour ces bénéficiaires de «l'économie du tunnel», tous affiliés au Hamas, et pour le Hamas lui-même, toutes ces taxes appliquées sur les produits de contrebande, ce qui ailleurs serait appelé de la corruption</text:span><text:span text:style-name="T4">.</text:span></text:p>
      <text:p text:style-name="P5"><text:span text:style-name="T7">Si à Gaza, 80% de la population dépend de l'aide humanitaire, c'est aussi par ce que le Fatah, afin de punir le Hamas, a cessé de payer le salaire des employés de l'Autorité palestinienne. Il a aussi cessé de payer pour l'électricité. A Gaza, 45% des médicaments essentiels sont en rupture de stock. Pas par ce qu'ils sont bloqués par Israël, mais par ce qu'ils le sont dans des entrepôts en Cisjordani</text:span><text:span text:style-name="T5">e.</text:span></text:p>
      <text:p text:style-name="P6">Selon l'ONU, dans 10 ans, la vie à Gaza sera tout simplement impossible.</text:p>
      <text:p text:style-name="P6">Vivre à Gaza, c'est vivre en cage. Pour une journée typique, on permet à seulement 240 palestiniens de traverser la frontière à Eretz – c'était 26000 avant la seconde Intifada. Et peu importe ce qui arrive, <text:span text:style-name="T10">tout cela survient </text:span>dans <text:span text:style-name="T10">un climat de totale </text:span>indifférence <text:span text:style-name="T10">de l'opinion internationale, d'</text:span>une impunité absolue.</text:p>
      <text:p text:style-name="P6"/>
      <text:p text:style-name="P6"><text:soft-page-break/>Au cours des dernières attaques de 2014, Israël a bombardé Gaza avec la même charge explosive <text:span text:style-name="T10">que ce </text:span>qui fut largué sur Hiroshima. <text:span text:style-name="T9">M</text:span>ais après 2168 morts, 77% de civils, 30% d'enfants, seulement 5 soldats <text:span text:style-name="T8">furent poursuivis </text:span>pour crimes de guerre. La sentence la plus sévère fut un condamnation <text:span text:style-name="T9">à</text:span> 7 mois <text:span text:style-name="T9">de prison</text:span>. Pour vol de carte de crédit.</text:p>
      <text:p text:style-name="P6">Vous rencontrez ces enfants qui vous disent: j'ai 12 ans, dont 3 ans de guer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06:28:43.318471041</meta:creation-date>
    <dc:date>2020-07-05T22:11:32.296449496</dc:date>
    <meta:editing-duration>PT23H29M22S</meta:editing-duration>
    <meta:editing-cycles>17</meta:editing-cycles>
    <meta:generator>LibreOffice/4.2.8.2$Linux_X86_64 LibreOffice_project/420m0$Build-2</meta:generator>
    <meta:document-statistic meta:table-count="0" meta:image-count="0" meta:object-count="0" meta:page-count="2" meta:paragraph-count="13" meta:word-count="593" meta:character-count="3464" meta:non-whitespace-character-count="2883"/>
  </office:meta>
</office:document-meta>
</file>